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6b277"/>
    </style:style>
    <style:style style:name="P4" style:family="paragraph" style:parent-style-name="Text_20_body">
      <style:paragraph-properties fo:text-align="start" style:justify-single-word="false"/>
      <style:text-properties officeooo:rsid="0016b277" officeooo:paragraph-rsid="0016b277"/>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officeooo:paragraph-rsid="0016b277"/>
    </style:style>
    <style:style style:name="P7" style:family="paragraph" style:parent-style-name="Heading_20_1">
      <style:paragraph-properties fo:text-align="center" style:justify-single-word="false"/>
      <style:text-properties officeooo:rsid="0016b277" officeooo:paragraph-rsid="0016b277"/>
    </style:style>
    <style:style style:name="T1" style:family="text">
      <style:text-properties officeooo:rsid="0016b277"/>
    </style:style>
    <style:style style:name="T2" style:family="text">
      <style:text-properties officeooo:rsid="0016f8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A BARMEN</text:h>
      <text:h text:style-name="P5" text:outline-level="1">LIZARD JUDY</text:h>
      <text:p text:style-name="P1"/>
      <text:p text:style-name="P2"><text:tab/><text:span text:style-name="T1">Lizard Judy est une mutée vampire. Avant de muter, c'était une prostituée de saloon maline et possédant un bon sang froid. Elle a muté en prenant un elixir contre une maladie vénérienne. Depuis, elle prend sa revanche sur la vie en étant tenancière de saloon. Chez elle, les prostituées sont bien traitées, mais doivent travailler dur. Elle ne fait plus de cadeaux aux clients : dans son bordel, on paye comptant. Les rares ardoises doivent être réglées chaque premier du mois sous peine de représailles spectaculaires.</text:span></text:p>
      <text:p text:style-name="P2"><text:tab/><text:span text:style-name="T1">Pas très grande, plutôt fine, elle inspire pourtant une grande crainte et un malaise diffus par sa simple présence. Elle se fait régulièrement absoudre par le prêtre catholique en échange d'un tabouret gratuit au comptoir. Le jour, elle ne met pas le nez dehors et semble somnoler, mais elle peut rester vive en cas de besoin (d'où son surnom). C'est un animal nocturne qui délègue de nombreuses tâches à un nain de confiance durant la période diurne.</text:span></text:p>
      <text:p text:style-name="P2"/>
      <text:p text:style-name="P2"/>
      <text:p text:style-name="P2"/>
      <text:h text:style-name="P7" text:outline-level="1">Le Croquemort</text:h>
      <text:h text:style-name="P6" text:outline-level="1"><text:span text:style-name="T1">Chuck Mc Clomb dit "Deathco"</text:span></text:h>
      <text:p text:style-name="P3"/>
      <text:p text:style-name="P4">Humain non mutéé, blanc et de haute stature, Chuck est un homme que l'on voit peu à la lumière du jour. Cela prête le flanc à de nombreuses rumeurs, pour beaucoup infondées. Parmi les premiers habitants de cette ville, il en est un des seuls hommes riches à y être resté. Le taux de mortalité important de Gold Dust City explique probablement cela.</text:p>
      <text:p text:style-name="P4"><text:tab/>Chuck est à la fois croquemort, directeur des pompes funèbres et notaire de la ville. Il n'hésite pas à "encourager" les gens à faire un testament qu'il monnaie âprement. Propriétaire de la plus belle (et la seule) maison en dur de la ville, il participe à son climat délétère tant que celà profite à son business.</text:p>
      <text:p text:style-name="P4"><text:tab/>Il est assisté dans son travail par un gringalet pas très malin, <text:span text:style-name="T2">mais costaud et faisant. Il n'hésite pas à l'occasion à employer des mercenaires et déteste les chasseurs de primes. Il s'enorgueillit de toujours respecter les testaments (qui l'arrangent). Lui et le sheriff s'entendent comme larrons en fo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58S</meta:editing-duration>
    <meta:editing-cycles>5</meta:editing-cycles>
    <meta:generator>LibreOffice/5.3.6.1$Windows_x86 LibreOffice_project/686f202eff87ef707079aeb7f485847613344eb7</meta:generator>
    <dc:date>2018-05-21T22:43:41.940000000</dc:date>
    <meta:document-statistic meta:table-count="0" meta:image-count="0" meta:object-count="0" meta:page-count="1" meta:paragraph-count="9" meta:word-count="342" meta:character-count="2006" meta:non-whitespace-character-count="1669"/>
    <meta:user-defined meta:name="Info 1"/>
    <meta:user-defined meta:name="Info 2"/>
    <meta:user-defined meta:name="Info 3"/>
    <meta:user-defined meta:name="Info 4"/>
  </office:meta>
</office:document-meta>
</file>